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1" style:family="text">
      <style:text-properties style:text-underline-style="solid"/>
    </style:style>
    <style:style style:name="T2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GameObjectView</text:span></text:p>
      <text:p text:style-name="P1"><text:span text:style-name="T2">Atributos</text:span><text:span text:style-name="T1">:</text:span></text:p>
      <text:p text:style-name="P1"><text:span text:style-name="T1">-texture[] explodeTextures</text:span></text:p>
      <text:p text:style-name="P1"><text:span text:style-name="T1">-texture[] defaultTextures</text:span></text:p>
      <text:p text:style-name="P1"><text:span text:style-name="T1">shipView</text:span>:</text:p>
      <text:p text:style-name="P1"><text:span text:style-name="T1">rocketView</text:span>:</text:p>
      <text:p text:style-name="P1"><text:span text:style-name="T1">asteroidView</text:span>: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ship</text:span>:</text:p>
      <text:p text:style-name="P1"><text:span text:style-name="T2">Atributos</text:span>:</text:p>
      <text:p text:style-name="P1">-int health</text:p>
      <text:p text:style-name="P1">-int energy</text:p>
      <text:p text:style-name="P1">-boolean shield</text:p>
      <text:p text:style-name="P1">-final int TRAYECT_RADIUS</text:p>
      <text:p text:style-name="P1">-final int COSTS</text:p>
      <text:p text:style-name="P1">-float circlePosition</text:p>
      <text:p text:style-name="P1"><text:span text:style-name="T2">Metodos</text:span>:</text:p>
      <text:p text:style-name="P1">-rocket()</text:p>
      <text:p text:style-name="P1">-shield()</text:p>
      <text:p text:style-name="P1">-accelerate()</text:p>
      <text:p text:style-name="P1"><text:span text:style-name="T1">rocket</text:span>:</text:p>
      <text:p text:style-name="P1">Atributos:</text:p>
      <text:p text:style-name="P1">-final int damage</text:p>
      <text:p text:style-name="P1">-gameObject target</text:p>
      <text:p text:style-name="P1"><text:span text:style-name="T1">asteroid</text:span>:</text:p>
      <text:p text:style-name="P1"><text:span text:style-name="T2">Atributos</text:span>:</text:p>
      <text:p text:style-name="P1">Buffs (todavia no sabemos si lo hacemos)</text:p>
      <text:p text:style-name="P1"><text:span text:style-name="T1">model:</text:span></text:p>
      <text:p text:style-name="P1"><text:span text:style-name="T2">Atributos</text:span>:</text:p>
      <text:p text:style-name="P1">-gameObject[] objects</text:p>
      <text:p text:style-name="P1"><text:span text:style-name="T1">view:</text:span></text:p>
      <text:p text:style-name="P1"><text:span text:style-name="T1">controller:</text:span></text:p>
      <text:p text:style-name="P1"/>
      <text:p text:style-name="P1"><text:span text:style-name="T1">GameObject</text:span></text:p>
      <text:p text:style-name="P1"><text:span text:style-name="T2">Atributos</text:span>:</text:p>
      <text:p text:style-name="P1">-float speedX</text:p>
      <text:p text:style-name="P1">-float speedY</text:p>
      <text:p text:style-name="P1">-int x</text:p>
      <text:p text:style-name="P1">-int y</text:p>
      <text:p text:style-name="P1">-int width</text:p>
      <text:p text:style-name="P1">-int height</text:p>
      <text:p text:style-name="P1">-float rotation</text:p>
      <text:p text:style-name="P1"><text:span text:style-name="T2">Metodos</text:span>:</text:p>
      <text:p text:style-name="P1">-boolean impactWith(gameObject)</text:p>
      <text:p text:style-name="P1">-getters</text:p>
      <text:p text:style-name="P1">-setters</text:p>
      <text:p text:style-name="P1"/>
      <text:p text:style-name="P1"><text:span text:style-name="T1">Animation</text:span></text:p>
      <text:p text:style-name="P1">-Image[] fames</text:p>
      <text:p text:style-name="P1">-int frameDuration</text:p>
      <text:p text:style-name="P1">-int timer</text:p>
      <text:p text:style-name="P1">-int frameIndex</text:p>
      <text:p text:style-name="P1"><text:span text:style-name="T2">Métodos:</text:span></text:p>
      <text:p text:style-name="P1"><text:span text:style-name="T2">-getFrame()</text:span></text:p>
      <text:p text:style-name="P1">-updat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